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8000002920B8634C1D397CC05.png" manifest:media-type="image/png"/>
  <manifest:file-entry manifest:full-path="Pictures/10000DC9000097D300008377DA8A05BB29000C7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name="SVM_separating_hyperplanes.svg" draw:style-name="gr1" draw:text-style-name="P1" draw:layer="layout" svg:width="9.247cm" svg:height="8.008cm" svg:x="5.377cm" svg:y="-0.004cm">
          <draw:image xlink:href="Pictures/10000DC9000097D300008377DA8A05BB29000C75.svg" xlink:type="simple" xlink:show="embed" xlink:actuate="onLoad" loext:mime-type="image/svg+xml">
            <text:p/>
          </draw:image>
          <draw:image xlink:href="Pictures/10000201000002F8000002920B8634C1D397CC05.png" xlink:type="simple" xlink:show="embed" xlink:actuate="onLoad" loext:mime-type="image/png"/>
          <svg:title>SVM Separating Hyperplanes</svg:titl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jörn Kasper</meta:initial-creator>
    <meta:creation-date>2022-08-03T16:25:46.000783806</meta:creation-date>
    <dc:date>2022-08-03T17:03:45.212849100</dc:date>
    <dc:creator>Björn Kasper</dc:creator>
    <meta:editing-duration>PT9M14S</meta:editing-duration>
    <meta:editing-cycles>4</meta:editing-cycles>
    <meta:generator>LibreOffice/6.4.7.2$Linux_X86_64 LibreOffice_project/40$Build-2</meta:generator>
    <meta:document-statistic meta:object-count="1"/>
  </office:meta>
</office:document-meta>
</file>